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28/16</text:p>
      <text:p text:style-name="Standard"/>
      <text:p text:style-name="Standard"/>
      <text:p text:style-name="Standard">Today we learned about interfaces, abstract classes, properties.</text:p>
      <text:p text:style-name="Standard"/>
      <text:p text:style-name="Standard">Interfaces require certain methods to be present in the class</text:p>
      <text:p text:style-name="Standard"/>
      <text:p text:style-name="Standard">abstract classes are like interfaces, but they can contain code in their methods</text:p>
      <text:p text:style-name="Standard"/>
      <text:p text:style-name="Standard">properties allow the modification of private variables.</text:p>
      <text:p text:style-name="Standard"/>
      <text:p text:style-name="Standard"/>
      <text:p text:style-name="Standard">We talked about unit testing again</text:p>
      <text:p text:style-name="Standard"/>
      <text:p text:style-name="Standard">then we worked on <text:s/>a farm plot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8T09:58:33.12</meta:creation-date>
    <meta:document-statistic meta:table-count="0" meta:image-count="0" meta:object-count="0" meta:page-count="1" meta:paragraph-count="7" meta:word-count="55" meta:character-count="357"/>
    <dc:date>2016-03-28T18:09:41.05</dc:date>
    <meta:editing-duration>PT1M13S</meta:editing-duration>
    <meta:editing-cycles>1</meta:editing-cycles>
    <meta:generator>OpenOffice/4.1.2$Win32 OpenOffice.org_project/412m3$Build-9782</meta:generator>
  </office:meta>
</office:document-meta>
</file>